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aco" svg:font-family="Monaco, Menlo, 'Ubuntu Mono', Consolas, source-code-pro, 'Droid Sans Mono', monospace"/>
    <style:font-face style:name="Montserrat" svg:font-family="Montserrat, sans-serif"/>
    <style:font-face style:name="monospace" svg:font-family="monospace,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Narrow" officeooo:rsid="0005a72e" officeooo:paragraph-rsid="0005a72e"/>
    </style:style>
    <style:style style:name="P2" style:family="paragraph" style:parent-style-name="Text_20_body">
      <style:paragraph-properties fo:text-align="start" style:justify-single-word="false"/>
      <style:text-properties officeooo:paragraph-rsid="00067f55"/>
    </style:style>
    <style:style style:name="P3" style:family="paragraph" style:parent-style-name="Text_20_body">
      <style:paragraph-properties fo:text-align="center" style:justify-single-word="false"/>
      <style:text-properties style:font-name="Liberation Sans Narrow" officeooo:rsid="00067f55" officeooo:paragraph-rsid="00067f55"/>
    </style:style>
    <style:style style:name="P4" style:family="paragraph" style:parent-style-name="Text_20_body">
      <style:paragraph-properties fo:text-align="start" style:justify-single-word="false"/>
      <style:text-properties style:font-name="Liberation Sans Narrow" officeooo:rsid="00067f55" officeooo:paragraph-rsid="00067f55"/>
    </style:style>
    <style:style style:name="P5" style:family="paragraph" style:parent-style-name="Text_20_body">
      <style:paragraph-properties fo:margin-left="0cm" fo:margin-right="0cm" fo:margin-top="0cm" fo:margin-bottom="0cm" loext:contextual-spacing="false" fo:line-height="162%" fo:text-indent="0cm" style:auto-text-indent="false"/>
    </style:style>
    <style:style style:name="P6" style:family="paragraph" style:parent-style-name="Text_20_body">
      <style:paragraph-properties fo:margin-left="0cm" fo:margin-right="0cm" fo:margin-top="0cm" fo:margin-bottom="0.079cm" loext:contextual-spacing="false" fo:line-height="162%" fo:orphans="2" fo:widows="2" fo:text-indent="0cm" style:auto-text-indent="false"/>
      <style:text-properties fo:font-variant="normal" fo:text-transform="none" fo:color="#000000" style:font-name="Liberation Sans Narrow" fo:font-size="12pt" fo:letter-spacing="normal" fo:font-style="normal" fo:font-weight="normal" style:font-size-asian="12pt" style:font-size-complex="12pt"/>
    </style:style>
    <style:style style:name="P7" style:family="paragraph" style:parent-style-name="Text_20_body">
      <style:paragraph-properties fo:margin-left="0cm" fo:margin-right="0cm" fo:margin-top="0cm" fo:margin-bottom="0.079cm" loext:contextual-spacing="false" fo:line-height="162%" fo:text-align="start" style:justify-single-word="false" fo:orphans="2" fo:widows="2" fo:text-indent="0cm" style:auto-text-indent="false"/>
      <style:text-properties fo:font-variant="normal" fo:text-transform="none" fo:color="#000000" style:font-name="Liberation Sans Narrow" fo:font-size="12pt" fo:letter-spacing="normal" fo:font-style="normal" fo:font-weight="bold" officeooo:rsid="000b29e6" officeooo:paragraph-rsid="000b29e6" style:font-size-asian="12pt" style:font-weight-asian="bold" style:font-size-complex="12pt" style:font-weight-complex="bold"/>
    </style:style>
    <style:style style:name="P8" style:family="paragraph" style:parent-style-name="Title">
      <style:text-properties style:font-name="Liberation Sans Narrow"/>
    </style:style>
    <style:style style:name="P9" style:family="paragraph" style:parent-style-name="Preformatted_20_Text">
      <style:paragraph-properties fo:margin-left="0cm" fo:margin-right="0.079cm" fo:margin-top="0.661cm" fo:margin-bottom="0cm" loext:contextual-spacing="false" fo:line-height="150%" fo:orphans="2" fo:widows="2" fo:text-indent="0cm" style:auto-text-indent="false"/>
      <style:text-properties style:font-name="Liberation Sans Narrow" fo:font-size="12pt" style:font-size-asian="12pt" style:font-size-complex="12pt"/>
    </style:style>
    <style:style style:name="P10" style:family="paragraph" style:parent-style-name="Preformatted_20_Text">
      <style:paragraph-properties fo:margin-left="0cm" fo:margin-right="0.079cm" fo:margin-top="0.661cm" fo:margin-bottom="0cm" loext:contextual-spacing="false" fo:line-height="100%" fo:orphans="2" fo:widows="2" fo:text-indent="0cm" style:auto-text-indent="false"/>
    </style:style>
    <style:style style:name="P11" style:family="paragraph" style:parent-style-name="Preformatted_20_Text">
      <style:paragraph-properties fo:margin-left="0cm" fo:margin-right="0.079cm" fo:margin-top="0.661cm" fo:margin-bottom="0cm" loext:contextual-spacing="false" fo:line-height="100%" fo:text-align="start" style:justify-single-word="false" fo:orphans="2" fo:widows="2" fo:text-indent="0cm" style:auto-text-indent="false"/>
    </style:style>
    <style:style style:name="P12" style:family="paragraph" style:parent-style-name="Text_20_body" style:list-style-name="L1" style:master-page-name="">
      <loext:graphic-properties draw:fill="none"/>
      <style:paragraph-properties fo:margin-left="1.401cm" fo:margin-right="0cm" fo:margin-top="0cm" fo:margin-bottom="0.247cm" loext:contextual-spacing="false" fo:line-height="115%" fo:text-align="start" style:justify-single-word="false" fo:text-indent="0cm" style:auto-text-indent="false" style:page-number="auto" fo:background-color="transparent"/>
      <style:text-properties officeooo:paragraph-rsid="0005a72e"/>
    </style:style>
    <style:style style:name="P13" style:family="paragraph" style:parent-style-name="Text_20_body" style:list-style-name="L2">
      <style:paragraph-properties fo:margin-left="0cm" fo:margin-right="0cm" fo:margin-top="0cm" fo:margin-bottom="0.079cm" loext:contextual-spacing="false" fo:line-height="162%" fo:orphans="2" fo:widows="2" fo:text-indent="0cm" style:auto-text-indent="false"/>
    </style:style>
    <style:style style:name="P14" style:family="paragraph" style:parent-style-name="Text_20_body" style:list-style-name="L3">
      <style:paragraph-properties fo:margin-left="0cm" fo:margin-right="0cm" fo:margin-top="0cm" fo:margin-bottom="0.079cm" loext:contextual-spacing="false" fo:line-height="162%" fo:orphans="2" fo:widows="2" fo:text-indent="0cm" style:auto-text-indent="false"/>
    </style:style>
    <style:style style:name="P15" style:family="paragraph" style:parent-style-name="Text_20_body" style:list-style-name="L4">
      <style:paragraph-properties fo:margin-left="0cm" fo:margin-right="0cm" fo:margin-top="0cm" fo:margin-bottom="0.079cm" loext:contextual-spacing="false" fo:line-height="162%" fo:orphans="2" fo:widows="2" fo:text-indent="0cm" style:auto-text-indent="false"/>
    </style:style>
    <style:style style:name="P16" style:family="paragraph" style:parent-style-name="Text_20_body" style:list-style-name="L10">
      <style:paragraph-properties fo:margin-left="0cm" fo:margin-right="0cm" fo:margin-top="0cm" fo:margin-bottom="0.079cm" loext:contextual-spacing="false" fo:line-height="162%" fo:orphans="2" fo:widows="2" fo:text-indent="0cm" style:auto-text-indent="false"/>
    </style:style>
    <style:style style:name="P17" style:family="paragraph" style:parent-style-name="Text_20_body" style:list-style-name="L12">
      <style:paragraph-properties fo:margin-left="0cm" fo:margin-right="0cm" fo:margin-top="0cm" fo:margin-bottom="0.079cm" loext:contextual-spacing="false" fo:line-height="162%" fo:orphans="2" fo:widows="2" fo:text-indent="0cm" style:auto-text-indent="false"/>
    </style:style>
    <style:style style:name="P18" style:family="paragraph" style:parent-style-name="Text_20_body" style:list-style-name="L9">
      <style:paragraph-properties fo:margin-left="0cm" fo:margin-right="0cm" fo:margin-top="0cm" fo:margin-bottom="0.079cm" loext:contextual-spacing="false" fo:line-height="162%" fo:text-align="start" style:justify-single-word="false" fo:orphans="2" fo:widows="2" fo:text-indent="0cm" style:auto-text-indent="false"/>
    </style:style>
    <style:style style:name="P19" style:family="paragraph" style:parent-style-name="Text_20_body">
      <style:paragraph-properties fo:margin-left="0cm" fo:margin-right="0cm" fo:margin-top="0cm" fo:margin-bottom="0.079cm" loext:contextual-spacing="false" fo:line-height="162%" fo:text-align="start" style:justify-single-word="false" fo:orphans="2" fo:widows="2" fo:text-indent="0cm" style:auto-text-indent="false"/>
      <style:text-properties officeooo:paragraph-rsid="000eefdf"/>
    </style:style>
    <style:style style:name="P20" style:family="paragraph" style:parent-style-name="Text_20_body" style:list-style-name="L2">
      <style:paragraph-properties fo:margin-left="0cm" fo:margin-right="0cm" fo:margin-top="0cm" fo:margin-bottom="0.079cm" loext:contextual-spacing="false" fo:line-height="162%" fo:orphans="2" fo:widows="2" fo:text-indent="0cm" style:auto-text-indent="false"/>
      <style:text-properties fo:font-variant="normal" fo:text-transform="none" fo:color="#000000" style:font-name="Liberation Sans Narrow" fo:font-size="12pt" fo:letter-spacing="normal" fo:font-style="normal" fo:font-weight="normal"/>
    </style:style>
    <style:style style:name="P21" style:family="paragraph" style:parent-style-name="Text_20_body">
      <style:paragraph-properties fo:margin-left="0cm" fo:margin-right="0cm" fo:margin-top="0cm" fo:margin-bottom="0.079cm" loext:contextual-spacing="false" fo:line-height="162%" fo:orphans="2" fo:widows="2" fo:text-indent="0cm" style:auto-text-indent="false"/>
      <style:text-properties fo:font-variant="normal" fo:text-transform="none" fo:color="#000000" style:font-name="Liberation Sans Narrow" fo:font-size="12pt" fo:letter-spacing="normal" fo:font-style="normal" fo:font-weight="normal" style:font-size-asian="12pt" style:font-size-complex="12pt"/>
    </style:style>
    <style:style style:name="P22" style:family="paragraph" style:parent-style-name="Text_20_body" style:list-style-name="L4">
      <style:paragraph-properties fo:margin-left="0cm" fo:margin-right="0cm" fo:margin-top="0cm" fo:margin-bottom="0.079cm" loext:contextual-spacing="false" fo:line-height="162%" fo:orphans="2" fo:widows="2" fo:text-indent="0cm" style:auto-text-indent="false"/>
      <style:text-properties fo:font-variant="normal" fo:text-transform="none" fo:color="#000000" style:font-name="Liberation Sans Narrow" fo:font-size="12pt" fo:letter-spacing="normal" fo:font-style="normal" fo:font-weight="normal" style:font-size-asian="12pt" style:font-size-complex="12pt"/>
    </style:style>
    <style:style style:name="P23" style:family="paragraph" style:parent-style-name="Text_20_body" style:list-style-name="L7">
      <style:paragraph-properties fo:margin-left="0cm" fo:margin-right="0cm" fo:margin-top="0cm" fo:margin-bottom="0.079cm" loext:contextual-spacing="false" fo:line-height="162%" fo:orphans="2" fo:widows="2" fo:text-indent="0cm" style:auto-text-indent="false"/>
      <style:text-properties fo:font-variant="normal" fo:text-transform="none" fo:color="#000000" style:font-name="Liberation Sans Narrow" fo:font-size="12pt" fo:letter-spacing="normal" fo:font-style="normal" fo:font-weight="normal" style:font-size-asian="12pt" style:font-size-complex="12pt"/>
    </style:style>
    <style:style style:name="P24" style:family="paragraph" style:parent-style-name="Text_20_body" style:list-style-name="L10">
      <style:paragraph-properties fo:margin-left="0cm" fo:margin-right="0cm" fo:margin-top="0cm" fo:margin-bottom="0.079cm" loext:contextual-spacing="false" fo:line-height="162%" fo:orphans="2" fo:widows="2" fo:text-indent="0cm" style:auto-text-indent="false"/>
      <style:text-properties fo:font-variant="normal" fo:text-transform="none" fo:color="#000000" style:font-name="Liberation Sans Narrow" fo:font-size="12pt" fo:letter-spacing="normal" fo:font-style="normal" fo:font-weight="normal" style:font-size-asian="12pt" style:font-size-complex="12pt"/>
    </style:style>
    <style:style style:name="P25" style:family="paragraph" style:parent-style-name="Text_20_body" style:list-style-name="L8">
      <style:paragraph-properties fo:margin-left="0cm" fo:margin-right="0cm" fo:margin-top="0cm" fo:margin-bottom="0.079cm" loext:contextual-spacing="false" fo:line-height="162%" fo:text-align="start" style:justify-single-word="false" fo:orphans="2" fo:widows="2" fo:text-indent="0cm" style:auto-text-indent="false"/>
      <style:text-properties fo:font-variant="normal" fo:text-transform="none" fo:color="#000000" style:font-name="Liberation Sans Narrow" fo:font-size="12pt" fo:letter-spacing="normal" fo:font-style="normal" fo:font-weight="normal" style:font-size-asian="12pt" style:font-size-complex="12pt"/>
    </style:style>
    <style:style style:name="P26" style:family="paragraph" style:parent-style-name="Text_20_body" style:list-style-name="L5">
      <style:paragraph-properties fo:margin-left="0cm" fo:margin-right="0cm" fo:margin-top="0cm" fo:margin-bottom="0.079cm" loext:contextual-spacing="false" fo:line-height="162%" fo:orphans="2" fo:widows="2" fo:text-indent="0cm" style:auto-text-indent="false"/>
      <style:text-properties fo:font-variant="normal" fo:text-transform="none" fo:color="#000000" style:font-name="Liberation Sans Narrow" fo:font-size="12pt" fo:letter-spacing="normal" style:font-size-asian="12pt" style:font-size-complex="12pt"/>
    </style:style>
    <style:style style:name="P27" style:family="paragraph" style:parent-style-name="Text_20_body" style:list-style-name="L6">
      <style:paragraph-properties fo:margin-left="0cm" fo:margin-right="0cm" fo:margin-top="0cm" fo:margin-bottom="0.079cm" loext:contextual-spacing="false" fo:line-height="162%" fo:orphans="2" fo:widows="2" fo:text-indent="0cm" style:auto-text-indent="false"/>
      <style:text-properties fo:font-variant="normal" fo:text-transform="none" fo:color="#000000" style:font-name="Liberation Sans Narrow" fo:font-size="12pt" fo:letter-spacing="normal" style:font-size-asian="12pt" style:font-size-complex="12pt"/>
    </style:style>
    <style:style style:name="P28" style:family="paragraph" style:parent-style-name="Text_20_body" style:list-style-name="L12">
      <style:paragraph-properties fo:margin-left="0cm" fo:margin-right="0cm" fo:margin-top="0cm" fo:margin-bottom="0.079cm" loext:contextual-spacing="false" fo:line-height="162%" fo:orphans="2" fo:widows="2" fo:text-indent="0cm" style:auto-text-indent="false"/>
      <style:text-properties fo:font-variant="normal" fo:text-transform="none" fo:color="#000000" style:font-name="Liberation Sans Narrow" fo:font-size="12pt" fo:letter-spacing="normal" fo:font-style="normal" fo:font-weight="normal"/>
    </style:style>
    <style:style style:name="P29" style:family="paragraph" style:parent-style-name="Text_20_body" style:list-style-name="L10">
      <style:paragraph-properties fo:margin-left="0cm" fo:margin-right="0cm" fo:margin-top="0cm" fo:margin-bottom="0.079cm" loext:contextual-spacing="false" fo:line-height="100%" fo:orphans="2" fo:widows="2" fo:text-indent="0cm" style:auto-text-indent="false"/>
    </style:style>
    <style:style style:name="P30" style:family="paragraph" style:parent-style-name="Text_20_body" style:list-style-name="L11">
      <style:paragraph-properties fo:margin-left="0cm" fo:margin-right="0cm" fo:margin-top="0cm" fo:margin-bottom="0.079cm" loext:contextual-spacing="false" fo:line-height="100%" fo:orphans="2" fo:widows="2" fo:text-indent="0cm" style:auto-text-indent="false"/>
    </style:style>
    <style:style style:name="P31" style:family="paragraph" style:parent-style-name="Text_20_body" style:list-style-name="L13">
      <style:paragraph-properties fo:margin-top="0cm" fo:margin-bottom="0.079cm" loext:contextual-spacing="false" fo:line-height="162%" fo:text-align="start" style:justify-single-word="false" fo:orphans="2" fo:widows="2"/>
      <style:text-properties officeooo:paragraph-rsid="000eefdf"/>
    </style:style>
    <style:style style:name="P32" style:family="paragraph" style:parent-style-name="Heading_20_1">
      <style:paragraph-properties fo:text-align="center" style:justify-single-word="false"/>
    </style:style>
    <style:style style:name="P33" style:family="paragraph" style:parent-style-name="Heading_20_1">
      <style:paragraph-properties fo:text-align="center" style:justify-single-word="false"/>
      <style:text-properties style:font-name="Liberation Sans Narrow" officeooo:rsid="00067f55" officeooo:paragraph-rsid="00067f55"/>
    </style:style>
    <style:style style:name="P34" style:family="paragraph" style:parent-style-name="Heading_20_1">
      <style:paragraph-properties fo:margin-left="0cm" fo:margin-right="0cm" fo:margin-top="0cm" fo:margin-bottom="0.079cm" loext:contextual-spacing="false" fo:line-height="162%" fo:text-align="center" style:justify-single-word="false" fo:orphans="2" fo:widows="2" fo:text-indent="0cm" style:auto-text-indent="false"/>
      <style:text-properties fo:font-variant="normal" fo:text-transform="none" fo:color="#000000" style:font-name="Liberation Sans Narrow" fo:font-size="18.2000007629395pt" fo:letter-spacing="normal" fo:font-style="normal" fo:font-weight="bold" officeooo:rsid="000943b4" officeooo:paragraph-rsid="000943b4" style:font-size-asian="18.2000007629395pt" style:font-weight-asian="bold" style:font-size-complex="18.2000007629395pt" style:font-weight-complex="bold"/>
    </style:style>
    <style:style style:name="P35" style:family="paragraph" style:parent-style-name="Heading_20_1">
      <style:paragraph-properties fo:margin-left="0cm" fo:margin-right="0cm" fo:margin-top="0cm" fo:margin-bottom="0.079cm" loext:contextual-spacing="false" fo:line-height="162%" fo:text-align="center" style:justify-single-word="false" fo:orphans="2" fo:widows="2" fo:text-indent="0cm" style:auto-text-indent="false"/>
      <style:text-properties fo:font-variant="normal" fo:text-transform="none" fo:color="#000000" style:font-name="Liberation Sans Narrow" fo:font-size="18.2000007629395pt" fo:letter-spacing="normal" fo:font-style="normal" fo:font-weight="bold" officeooo:rsid="000b29e6" officeooo:paragraph-rsid="000b29e6" style:font-size-asian="18.2000007629395pt" style:font-weight-asian="bold" style:font-size-complex="18.2000007629395pt" style:font-weight-complex="bold"/>
    </style:style>
    <style:style style:name="P36" style:family="paragraph" style:parent-style-name="Heading_20_1">
      <style:paragraph-properties fo:margin-left="0cm" fo:margin-right="0cm" fo:margin-top="0cm" fo:margin-bottom="0.079cm" loext:contextual-spacing="false" fo:line-height="162%" fo:text-align="center" style:justify-single-word="false" fo:orphans="2" fo:widows="2" fo:text-indent="0cm" style:auto-text-indent="false"/>
      <style:text-properties fo:font-variant="normal" fo:text-transform="none" fo:color="#000000" style:font-name="Liberation Sans Narrow" fo:font-size="18.2000007629395pt" fo:letter-spacing="normal" fo:font-style="normal" fo:font-weight="bold" officeooo:rsid="000d474e" officeooo:paragraph-rsid="000d474e" style:font-size-asian="18.2000007629395pt" style:font-weight-asian="bold" style:font-size-complex="18.2000007629395pt" style:font-weight-complex="bold"/>
    </style:style>
    <style:style style:name="P37" style:family="paragraph" style:parent-style-name="Heading_20_1">
      <style:paragraph-properties fo:margin-left="0cm" fo:margin-right="0cm" fo:margin-top="0cm" fo:margin-bottom="0.079cm" loext:contextual-spacing="false" fo:line-height="162%" fo:text-align="center" style:justify-single-word="false" fo:orphans="2" fo:widows="2" fo:text-indent="0cm" style:auto-text-indent="false"/>
      <style:text-properties officeooo:paragraph-rsid="000eefdf"/>
    </style:style>
    <style:style style:name="P38" style:family="paragraph">
      <loext:graphic-properties draw:fill="solid" draw:fill-color="#729fcf" draw:opacity="20%"/>
    </style:style>
    <style:style style:name="T1" style:family="text">
      <style:text-properties fo:font-variant="normal" fo:text-transform="none" fo:color="#000000" style:font-name="Liberation Sans Narrow" fo:font-size="12pt" fo:letter-spacing="normal" fo:font-style="normal" fo:font-weight="normal"/>
    </style:style>
    <style:style style:name="T2" style:family="text">
      <style:text-properties fo:font-variant="normal" fo:text-transform="none" fo:color="#000000" style:font-name="Liberation Sans Narrow" fo:font-size="12pt" fo:letter-spacing="normal" fo:font-style="normal" fo:font-weight="normal" officeooo:rsid="0005a72e"/>
    </style:style>
    <style:style style:name="T3" style:family="text">
      <style:text-properties fo:font-variant="normal" fo:text-transform="none" fo:color="#000000" style:font-name="Liberation Sans Narrow" fo:font-size="12pt" fo:letter-spacing="normal" fo:font-style="normal" fo:font-weight="normal" loext:padding-left="0.132cm" loext:padding-right="0.132cm" loext:padding-top="0.049cm" loext:padding-bottom="0.049cm" loext:border="0.06pt solid #000000"/>
    </style:style>
    <style:style style:name="T4" style:family="text">
      <style:text-properties fo:font-variant="normal" fo:text-transform="none" fo:color="#000000" style:font-name="Liberation Sans Narrow" fo:font-size="12pt" fo:letter-spacing="normal" fo:font-style="normal" fo:font-weight="normal" style:font-size-asian="12pt" style:font-size-complex="12pt"/>
    </style:style>
    <style:style style:name="T5" style:family="text">
      <style:text-properties fo:font-variant="normal" fo:text-transform="none" fo:color="#000000" style:font-name="Liberation Sans Narrow" fo:font-size="12pt" fo:letter-spacing="normal" fo:font-style="normal" fo:font-weight="normal" style:font-size-asian="12pt" style:font-size-complex="12pt" loext:padding-left="0.132cm" loext:padding-right="0.132cm" loext:padding-top="0.049cm" loext:padding-bottom="0.049cm" loext:border="0.06pt solid #000000"/>
    </style:style>
    <style:style style:name="T6" style:family="text">
      <style:text-properties fo:font-variant="normal" fo:text-transform="none" fo:color="#000000" style:font-name="Liberation Sans Narrow" fo:font-size="12pt" fo:letter-spacing="normal" fo:font-style="normal" fo:font-weight="bold"/>
    </style:style>
    <style:style style:name="T7" style:family="text">
      <style:text-properties fo:font-variant="normal" fo:text-transform="none" fo:color="#000000" style:font-name="Liberation Sans Narrow" fo:font-size="12pt" fo:letter-spacing="normal" fo:font-style="normal" fo:font-weight="bold" officeooo:rsid="0005a72e"/>
    </style:style>
    <style:style style:name="T8" style:family="text">
      <style:text-properties fo:font-variant="normal" fo:text-transform="none" fo:color="#000000" style:font-name="Montserrat" fo:font-size="12pt" fo:letter-spacing="normal" fo:font-style="normal" fo:font-weight="normal"/>
    </style:style>
    <style:style style:name="T9" style:family="text">
      <style:text-properties fo:font-variant="normal" fo:text-transform="none" fo:color="#000000" style:font-name="Montserrat" fo:font-size="12pt" fo:letter-spacing="normal" fo:font-style="normal" fo:font-weight="normal" loext:padding-left="0.132cm" loext:padding-right="0.132cm" loext:padding-top="0.049cm" loext:padding-bottom="0.049cm" loext:border="0.06pt solid #000000"/>
    </style:style>
    <style:style style:name="T10" style:family="text">
      <style:text-properties fo:font-variant="normal" fo:text-transform="none" fo:color="#000000" style:font-name="monospace" fo:font-size="12pt" fo:letter-spacing="normal" fo:font-style="normal" fo:font-weight="normal" loext:padding-left="0.132cm" loext:padding-right="0.132cm" loext:padding-top="0.049cm" loext:padding-bottom="0.049cm" loext:border="0.06pt solid #000000"/>
    </style:style>
    <style:style style:name="T11" style:family="text">
      <style:text-properties fo:font-variant="normal" fo:text-transform="none" fo:color="#000000" fo:font-size="12pt" fo:letter-spacing="normal" fo:font-style="normal" fo:font-weight="normal"/>
    </style:style>
    <style:style style:name="T12" style:family="text">
      <style:text-properties fo:font-variant="normal" fo:text-transform="none" fo:color="#000000" fo:font-size="12pt" fo:letter-spacing="normal" fo:font-style="normal" fo:font-weight="normal" loext:padding-left="0.132cm" loext:padding-right="0.132cm" loext:padding-top="0.049cm" loext:padding-bottom="0.049cm" loext:border="0.06pt solid #000000"/>
    </style:style>
    <style:style style:name="T13" style:family="text">
      <style:text-properties fo:font-variant="normal" fo:text-transform="none" fo:color="#000000" style:font-name="Liberation Sans Narrow" fo:font-size="12pt" fo:letter-spacing="normal" fo:font-style="normal" fo:font-weight="normal"/>
    </style:style>
    <style:style style:name="T14" style:family="text">
      <style:text-properties fo:font-variant="normal" fo:text-transform="none" fo:color="#000000" style:font-name="Liberation Sans Narrow" fo:font-size="12pt" fo:letter-spacing="normal" fo:font-style="normal" fo:font-weight="normal" loext:padding-left="0.132cm" loext:padding-right="0.132cm" loext:padding-top="0.049cm" loext:padding-bottom="0.049cm" loext:border="0.06pt solid #000000"/>
    </style:style>
    <style:style style:name="T15" style:family="text">
      <style:text-properties fo:font-variant="normal" fo:text-transform="none" fo:color="#000000" style:font-name="Liberation Sans Narrow" fo:font-size="12pt" fo:letter-spacing="normal" fo:font-style="normal" fo:font-weight="normal" style:font-weight-asian="normal" style:font-weight-complex="normal"/>
    </style:style>
    <style:style style:name="T16" style:family="text">
      <style:text-properties fo:font-variant="normal" fo:text-transform="none" fo:color="#918e7b" style:font-name="Liberation Sans Narrow" fo:font-size="12pt" fo:letter-spacing="normal" fo:font-style="normal" fo:font-weight="normal" fo:background-color="#272822" loext:char-shading-value="0" style:font-size-asian="12pt" style:font-size-complex="12pt" loext:padding="0.132cm" loext:border="0.06pt solid #000000"/>
    </style:style>
    <style:style style:name="T17" style:family="text">
      <style:text-properties fo:font-variant="normal" fo:text-transform="none" fo:color="#66d9ef" style:font-name="Liberation Sans Narrow" fo:font-size="12pt" fo:letter-spacing="normal" fo:font-style="italic" fo:font-weight="normal" fo:background-color="#272822" loext:char-shading-value="0" style:font-size-asian="12pt" style:font-size-complex="12pt" loext:padding="0.132cm" loext:border="0.06pt solid #000000"/>
    </style:style>
    <style:style style:name="T18" style:family="text">
      <style:text-properties fo:font-variant="normal" fo:text-transform="none" fo:color="#66d9ef" style:font-name="Liberation Sans Narrow" fo:font-size="12pt" fo:letter-spacing="normal" fo:font-style="normal" fo:font-weight="normal" fo:background-color="#272822" loext:char-shading-value="0" style:font-size-asian="12pt" style:font-size-complex="12pt" loext:padding="0.132cm" loext:border="0.06pt solid #000000"/>
    </style:style>
    <style:style style:name="T19" style:family="text">
      <style:text-properties fo:font-variant="normal" fo:text-transform="none" fo:color="#f8f8f2" style:font-name="Liberation Sans Narrow" fo:font-size="12pt" fo:letter-spacing="normal" fo:font-style="normal" fo:font-weight="normal" fo:background-color="#272822" loext:char-shading-value="0" style:font-size-asian="12pt" style:font-size-complex="12pt" loext:padding="0.132cm" loext:border="0.06pt solid #000000"/>
    </style:style>
    <style:style style:name="T20" style:family="text">
      <style:text-properties fo:font-variant="normal" fo:text-transform="none" fo:color="#f8f8f2" style:font-name="Liberation Sans Narrow" fo:font-size="12pt" fo:letter-spacing="normal" fo:background-color="#272822" loext:char-shading-value="0" style:font-size-asian="12pt" style:font-size-complex="12pt" loext:padding="0.132cm" loext:border="0.06pt solid #000000"/>
    </style:style>
    <style:style style:name="T21" style:family="text">
      <style:text-properties fo:font-variant="normal" fo:text-transform="none" fo:color="#a6e22e" style:font-name="Liberation Sans Narrow" fo:font-size="12pt" fo:letter-spacing="normal" fo:font-style="normal" fo:font-weight="normal" fo:background-color="#272822" loext:char-shading-value="0" style:font-size-asian="12pt" style:font-size-complex="12pt" loext:padding="0.132cm" loext:border="0.06pt solid #000000"/>
    </style:style>
    <style:style style:name="T22" style:family="text">
      <style:text-properties fo:font-variant="normal" fo:text-transform="none" fo:color="#ffffff" style:font-name="Liberation Sans Narrow" fo:font-size="12pt" fo:letter-spacing="normal" fo:font-style="normal" fo:font-weight="normal" fo:background-color="#272822" loext:char-shading-value="0" style:font-size-asian="12pt" style:font-size-complex="12pt" loext:padding="0.132cm" loext:border="0.06pt solid #000000"/>
    </style:style>
    <style:style style:name="T23" style:family="text">
      <style:text-properties fo:font-variant="normal" fo:text-transform="none" fo:color="#fe4481" style:font-name="Liberation Sans Narrow" fo:font-size="12pt" fo:letter-spacing="normal" fo:font-style="normal" fo:font-weight="normal" fo:background-color="#272822" loext:char-shading-value="0" style:font-size-asian="12pt" style:font-size-complex="12pt" loext:padding="0.132cm" loext:border="0.06pt solid #000000"/>
    </style:style>
    <style:style style:name="T24" style:family="text">
      <style:text-properties fo:font-variant="normal" fo:text-transform="none" fo:color="#fd971f" style:font-name="Liberation Sans Narrow" fo:font-size="12pt" fo:letter-spacing="normal" fo:font-style="italic" fo:font-weight="normal" fo:background-color="#272822" loext:char-shading-value="0" style:font-size-asian="12pt" style:font-size-complex="12pt" loext:padding="0.132cm" loext:border="0.06pt solid #000000"/>
    </style:style>
    <style:style style:name="T25" style:family="text">
      <style:text-properties fo:font-variant="normal" fo:text-transform="none" fo:color="#ae81ff" style:font-name="Liberation Sans Narrow" fo:font-size="12pt" fo:letter-spacing="normal" fo:font-style="normal" fo:font-weight="normal" fo:background-color="#272822" loext:char-shading-value="0" style:font-size-asian="12pt" style:font-size-complex="12pt" loext:padding="0.132cm" loext:border="0.06pt solid #000000"/>
    </style:style>
    <style:style style:name="T26" style:family="text">
      <style:text-properties fo:font-variant="normal" fo:text-transform="none" style:font-name="Liberation Sans Narrow" fo:letter-spacing="normal" fo:font-style="normal" fo:font-weight="bold"/>
    </style:style>
    <style:style style:name="T27" style:family="text">
      <style:text-properties fo:font-variant="normal" fo:text-transform="none" fo:letter-spacing="normal" fo:font-style="normal" fo:font-weight="bold"/>
    </style:style>
    <style:style style:name="T28" style:family="text">
      <style:text-properties style:font-name="Liberation Sans Narrow" fo:font-weight="bold" officeooo:rsid="00067f55"/>
    </style:style>
    <style:style style:name="T29" style:family="text">
      <style:text-properties style:font-name="Liberation Sans Narrow" fo:font-weight="normal"/>
    </style:style>
    <style:style style:name="T30" style:family="text">
      <style:text-properties style:font-name="Liberation Sans Narrow" fo:font-weight="normal" loext:padding-left="0.132cm" loext:padding-right="0.132cm" loext:padding-top="0.049cm" loext:padding-bottom="0.049cm" loext:border="0.06pt solid #000000"/>
    </style:style>
    <style:style style:name="T31" style:family="text">
      <style:text-properties fo:font-weight="bold"/>
    </style:style>
    <style:style style:name="T32" style:family="text">
      <style:text-properties fo:font-style="normal" fo:font-weight="normal"/>
    </style:style>
    <style:style style:name="T33" style:family="text">
      <style:text-properties style:font-name="Montserrat"/>
    </style:style>
    <style:style style:name="T34" style:family="text">
      <style:text-properties fo:color="#000000" fo:font-size="18.2000007629395pt" officeooo:rsid="000943b4" style:font-size-asian="18.2000007629395pt" style:font-weight-asian="bold" style:font-size-complex="18.2000007629395pt" style:font-weight-complex="bold"/>
    </style:style>
    <style:style style:name="T35" style:family="text">
      <style:text-properties style:font-name="Liberation Sans Narrow"/>
    </style:style>
    <style:style style:name="T36" style:family="text">
      <style:text-properties style:font-name="Liberation Sans Narrow" fo:font-weight="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729fcf" draw:opacity="20%" draw:textarea-horizontal-align="justify" draw:textarea-vertical-align="middle" draw:auto-grow-height="false" fo:min-height="5.443cm" fo:min-width="6.369cm" draw:shadow-opacity="2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COURS JAVASCRIPT</text:p>
      <text:p text:style-name="P1"/>
      <text:h text:style-name="P32" text:outline-level="1">Résumé sur les Variables</text:h>
      <text:p text:style-name="P1"/>
      <text:list xml:id="list3627135332" text:style-name="L1">
        <text:list-header>
          <text:p text:style-name="P12"><text:bookmark text:name="r-5920564"/><text:bookmark text:name="r-5920563"/><text:bookmark text:name="r-5920579"/><text:span text:style-name="T2">* Une variable est une </text:span><text:span text:style-name="Strong_20_Emphasis"><text:span text:style-name="T7">zone de stockage</text:span></text:span><text:span text:style-name="T2"> d'information. Chaque variable possède un nom, une valeur et un type. En JavaScript, le type d'une variable est déduit implicitement de sa valeur, et non pas défini explicitement. Il s'agit d'un langage à </text:span><text:span text:style-name="Strong_20_Emphasis"><text:span text:style-name="T7">typage dynamique.</text:span></text:span></text:p>
        </text:list-header>
      </text:list>
      <text:list xml:id="list2306682189" text:style-name="L2">
        <text:list-item>
          <text:p text:style-name="P13"><text:bookmark text:name="r-5920565"/><text:bookmark text:name="r-5920566"/><text:span text:style-name="T1">On déclare une variable JavaScript avec le mot-clé  </text:span><text:span text:style-name="Source_20_Text"><text:span text:style-name="T3">let</text:span></text:span><text:span text:style-name="T1">  suivi du nom de la variable. Si la valeur initiale d'une variable n'est pas destinée à changer, on utilise de préférence le mot-clé  </text:span><text:span text:style-name="Source_20_Text"><text:span text:style-name="T3">const</text:span></text:span><text:span text:style-name="T1">  pour déclarer une variable constante.</text:span></text:p>
        </text:list-item>
        <text:list-item>
          <text:p text:style-name="P13"><text:bookmark text:name="r-5920567"/><text:bookmark text:name="r-5920568"/><text:span text:style-name="T1">L'opérateur d'affectation  </text:span><text:span text:style-name="Source_20_Text"><text:span text:style-name="T3">=</text:span></text:span><text:span text:style-name="T1">  permet de donner une valeur à une variable. Dans le cas d'une variable de type nombre, on peut utiliser l'opérateur  </text:span><text:span text:style-name="Source_20_Text"><text:span text:style-name="T3">+=</text:span></text:span><text:span text:style-name="T1">  pour augmenter et l'opérateur  </text:span><text:span text:style-name="Source_20_Text"><text:span text:style-name="T3">++</text:span></text:span><text:span text:style-name="T1">  pour incrémenter (augmenter de 1) sa valeur.</text:span></text:p>
        </text:list-item>
        <text:list-item>
          <text:p text:style-name="P13"><text:bookmark text:name="r-5920569"/><text:bookmark text:name="r-5920570"/><text:span text:style-name="T1">La </text:span><text:span text:style-name="Strong_20_Emphasis"><text:span text:style-name="T6">portée</text:span></text:span><text:span text:style-name="T1"> (scope) d'une variable représente la portion du code source dans laquelle cette variable est utilisable. Les variables définies avec  </text:span><text:span text:style-name="Source_20_Text"><text:span text:style-name="T3">let</text:span></text:span><text:span text:style-name="T1">  et  </text:span><text:span text:style-name="Source_20_Text"><text:span text:style-name="T3">const</text:span></text:span><text:span text:style-name="T1">  ont une portée de type bloc : elles ne sont utilisables qu'à l'intérieur du bloc de code dans lequel elles sont définies. Un bloc de code est délimité par une paire d'accolades ouvrante et fermante.</text:span></text:p>
        </text:list-item>
        <text:list-item>
          <text:p text:style-name="P13"><text:bookmark text:name="r-5920571"/><text:bookmark text:name="r-5920572"/><text:span text:style-name="T1">Une expression est un morceau de code combinant des variables, des valeurs et des opérateurs. L'évaluation d'une expression produit une valeur et correspond à un certain type.<text:line-break/>On peut inclure des expressions dans une chaîne de caractères délimitée par une paire d'accents graves seuls (  </text:span><text:span text:style-name="Source_20_Text"><text:span text:style-name="T3"> `...`</text:span></text:span><text:span text:style-name="T1">  ). Ces chaînes sont appelées modèles de libellés (template literals).</text:span></text:p>
        </text:list-item>
        <text:list-item>
          <text:p text:style-name="P13"><text:bookmark text:name="r-5920573"/><text:bookmark text:name="r-5920574"/><text:span text:style-name="T1">Des conversions de type peuvent avoir lieu implicitement lors de l'évaluation d'une expression, ou bien explicitement avec les instructions  </text:span><text:span text:style-name="Source_20_Text"><text:span text:style-name="T3">Number()</text:span></text:span><text:span text:style-name="T1">  et  </text:span><text:span text:style-name="Source_20_Text"><text:span text:style-name="T3">String()</text:span></text:span><text:span text:style-name="T1">  qui convertissement respectivement une expression en un nombre et en une chaîne.</text:span></text:p>
        </text:list-item>
        <text:list-item>
          <text:p text:style-name="P13"><text:bookmark text:name="r-5920575"/><text:bookmark text:name="r-5920576"/><text:span text:style-name="T1">Les instructions  </text:span><text:span text:style-name="Source_20_Text"><text:span text:style-name="T3"> prompt()</text:span></text:span><text:span text:style-name="T1">  et  </text:span><text:span text:style-name="Source_20_Text"><text:span text:style-name="T3"> alert()</text:span></text:span><text:span text:style-name="T1">  permettent respectivement de faire saisir et d'afficher une information sous la forme d'une boîte de dialogue. Elles ne fonctionnent que dans le contexte d'un navigateur web.</text:span></text:p>
        </text:list-item>
        <text:list-item>
          <text:p text:style-name="P20"><text:bookmark text:name="r-5920577"/><text:bookmark text:name="r-5920578"/>Il est essentiel de bien nommer ses variables et d'adopter une convention de nommage, comme par exemple camelCase. </text:p>
        </text:list-item>
      </text:list>
      <text:h text:style-name="P33" text:outline-level="1"><text:soft-page-break/>Conditions</text:h>
      <text:p text:style-name="P3"><draw:custom-shape text:anchor-type="paragraph" draw:z-index="0" draw:name="Forme1" draw:style-name="gr1" draw:text-style-name="P38" svg:width="6.959cm" svg:height="6.033cm" svg:x="-0.559cm" svg:y="0.48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text:bookmark text:name="r-3059991"/><text:span text:style-name="Strong_20_Emphasis"><text:span text:style-name="T28">Opérateur</text:span></text:span><text:bookmark text:name="r-3059993"/><text:span text:style-name="Strong_20_Emphasis"><text:span text:style-name="T28"> <text:tab/></text:span></text:span><text:span text:style-name="Strong_20_Emphasis"><text:span text:style-name="T31">Signification</text:span></text:span></text:p>
      <text:p text:style-name="P5"><text:bookmark text:name="r-3059998"/><text:bookmark text:name="r-3059996"/>=== <text:tab/><text:tab/>Egal à</text:p>
      <text:p text:style-name="P5"><text:bookmark text:name="r-3060001"/>!==<text:bookmark text:name="r-3060003"/><text:tab/><text:tab/>Différent de</text:p>
      <text:p text:style-name="P5"><text:bookmark text:name="r-3060006"/>&lt;<text:bookmark text:name="r-3060008"/><text:tab/><text:tab/>Inférieur à</text:p>
      <text:p text:style-name="P5">≤<text:bookmark text:name="r-3060013"/><text:tab/><text:tab/>Inférieur ou égal à</text:p>
      <text:p text:style-name="P5"><text:bookmark text:name="r-3060016"/>&gt;<text:bookmark text:name="r-3060018"/><text:tab/><text:tab/>Supérieur à</text:p>
      <text:p text:style-name="P5">≥<text:bookmark text:name="r-3060023"/><text:tab/><text:tab/>Supérieur ou égal à</text:p>
      <text:p text:style-name="P4"/>
      <text:p text:style-name="P4"/>
      <text:p text:style-name="P4"><text:bookmark text:name="r-5920608"/><text:bookmark text:name="r-5920607"/><text:bookmark text:name="r-5920619"/><text:span text:style-name="T4">Le mot-clé  </text:span><text:span text:style-name="Source_20_Text"><text:span text:style-name="T5">if</text:span></text:span><text:span text:style-name="T4">  définit une instruction conditionnelle, appelée également test. Les instructions associées au  </text:span><text:span text:style-name="Source_20_Text"><text:span text:style-name="T5">if</text:span></text:span><text:span text:style-name="T4">  ne sont exécutées que si la condition est vérifiée (vraie). Une condition est une expression dont l'évaluation produit une valeur booléenne (  </text:span><text:span text:style-name="Source_20_Text"><text:span text:style-name="T5">true</text:span></text:span><text:span text:style-name="T4">  ou  </text:span><text:span text:style-name="Source_20_Text"><text:span text:style-name="T5">false</text:span></text:span><text:span text:style-name="T4">  ).</text:span></text:p>
      <text:list xml:id="list1749688266" text:style-name="L3">
        <text:list-item>
          <text:p text:style-name="P14"><text:bookmark text:name="r-5920609"/><text:bookmark text:name="r-5920610"/><text:span text:style-name="T4">Les instructions associées à une instruction  </text:span><text:span text:style-name="Source_20_Text"><text:span text:style-name="T5">if</text:span></text:span><text:span text:style-name="T4">  sont regroupées dans un bloc de code délimité par une paire d'accolades ouvrante et fermante. Pour plus de lisibilité, le contenu d'un bloc de code être indenté (décalé vers la droite) par rapport à l'instruction à laquelle il est associé.</text:span></text:p>
        </text:list-item>
        <text:list-item>
          <text:p text:style-name="P14"><text:bookmark text:name="r-5920611"/><text:bookmark text:name="r-5920612"/><text:span text:style-name="T4">Les opérateurs  </text:span><text:span text:style-name="Source_20_Text"><text:span text:style-name="T5">===</text:span></text:span><text:span text:style-name="T4">  ,  </text:span><text:span text:style-name="Source_20_Text"><text:span text:style-name="T5"> !==</text:span></text:span><text:span text:style-name="T4">  ,  </text:span><text:span text:style-name="Source_20_Text"><text:span text:style-name="T5"> &lt;</text:span></text:span><text:span text:style-name="T4">  ,   </text:span><text:span text:style-name="Source_20_Text"><text:span text:style-name="T5">&lt;=</text:span></text:span><text:span text:style-name="T4">  ,  </text:span><text:span text:style-name="Source_20_Text"><text:span text:style-name="T5">&gt;</text:span></text:span><text:span text:style-name="T4">  et  </text:span><text:span text:style-name="Source_20_Text"><text:span text:style-name="T5"> &gt;=</text:span></text:span><text:span text:style-name="T4">  peuvent être utilisés pour comparer des nombres au sein d'une condition. Ils renvoient tous un résultat booléen.</text:span></text:p>
        </text:list-item>
        <text:list-item>
          <text:p text:style-name="P14"><text:bookmark text:name="r-5920613"/><text:bookmark text:name="r-5920614"/><text:span text:style-name="T4">Associée à un  </text:span><text:span text:style-name="Source_20_Text"><text:span text:style-name="T5">if</text:span></text:span><text:span text:style-name="T4">  , l'instruction  else  permet d'exprimer une alternative. Selon la valeur de la condition, le bloc de code associé au  </text:span><text:span text:style-name="Source_20_Text"><text:span text:style-name="T5">if</text:span></text:span><text:span text:style-name="T4">  ou celui associé au  </text:span><text:span text:style-name="Source_20_Text"><text:span text:style-name="T5">else</text:span></text:span><text:span text:style-name="T4">  sera exécuté, mais jamais les deux. On peut imbriquer sans limite des instructions  </text:span><text:span text:style-name="Source_20_Text"><text:span text:style-name="T5">if/else </text:span></text:span><text:span text:style-name="T4">  à l'intérieur d'autres instructions  </text:span><text:span text:style-name="Source_20_Text"><text:span text:style-name="T5"> if/else</text:span></text:span><text:span text:style-name="T4">  .</text:span></text:p>
        </text:list-item>
        <text:list-item>
          <text:p text:style-name="P14"><text:bookmark text:name="r-5920615"/><text:bookmark text:name="r-5920616"/><text:span text:style-name="T4">Les opérateurs logiques  </text:span><text:span text:style-name="Source_20_Text"><text:span text:style-name="T5">&amp;&amp;</text:span></text:span><text:span text:style-name="T4">  (ET),  </text:span><text:span text:style-name="Source_20_Text"><text:span text:style-name="T5">||</text:span></text:span><text:span text:style-name="T4">  (OU) et  </text:span><text:span text:style-name="Source_20_Text"><text:span text:style-name="T5">!</text:span></text:span><text:span text:style-name="T4">  (NON) permettent de créer des conditions composées.</text:span></text:p>
        </text:list-item>
        <text:list-item>
          <text:p text:style-name="P14"><text:bookmark text:name="r-5920617"/><text:bookmark text:name="r-5920618"/><text:span text:style-name="T4">L'instruction  </text:span><text:span text:style-name="Source_20_Text"><text:span text:style-name="T5">switch</text:span></text:span><text:span text:style-name="T4">  permet d'exécuter un bloc de code parmi plusieurs selon la valeur d'une expression.</text:span></text:p>
        </text:list-item>
      </text:list>
      <text:p text:style-name="P6"/>
      <text:p text:style-name="P6"/>
      <text:p text:style-name="P6"/>
      <text:p text:style-name="P6"/>
      <text:h text:style-name="P34" text:outline-level="1"><text:soft-page-break/>Fonctions</text:h>
      <text:p text:style-name="P6"/>
      <text:p text:style-name="P6"><text:bookmark text:name="r-5920957"/><text:bookmark text:name="r-5920893"/><text:bookmark text:name="r-5920858"/><text:tab/>Une fonction est un regroupement d'instructions qui réalise une tâche donnée. En JavaScript, une fonction <text:tab/>est créée à l'aide du mot-clé function.</text:p>
      <text:list xml:id="list2688278255" text:style-name="L4">
        <text:list-item>
          <text:p text:style-name="P22"><text:bookmark text:name="r-5920860"/><text:bookmark text:name="r-5920859"/>Écrire un programme sous forme d'un ensemble de fonctions plutôt qu'en un seul bloc permet de gagner en lisibilité et en modularité.</text:p>
        </text:list-item>
        <text:list-item>
          <text:p text:style-name="P22"><text:bookmark text:name="r-5920862"/><text:bookmark text:name="r-5920861"/>L'appel d'une fonction déclenche l'exécution des instructions qui la constituent, puis l'exécution reprend à l'endroit où la fonction a été appelée.</text:p>
        </text:list-item>
        <text:list-item>
          <text:p text:style-name="P22"><text:bookmark text:name="r-5920864"/><text:bookmark text:name="r-5920863"/>Les variables déclarées dans le corps d'une fonction sont appelées des variables locales. Leur portée se limite au corps de la fonction.</text:p>
        </text:list-item>
        <text:list-item>
          <text:p text:style-name="P15"><text:bookmark text:name="r-5920866"/><text:bookmark text:name="r-5920865"/><text:span text:style-name="T4">Une fonction peut renvoyer une valeur grâce au mot-clé  </text:span><text:span text:style-name="Source_20_Text"><text:span text:style-name="T5">return</text:span></text:span><text:span text:style-name="T4">  , ou ne rien renvoyer (on parle alors de procédure). Elle peut également accepter ou non des paramètres, qui sont les données dont elle a besoin pour fonctionner.</text:span></text:p>
        </text:list-item>
        <text:list-item>
          <text:p text:style-name="P22"><text:bookmark text:name="r-5920872"/><text:bookmark text:name="r-5920913"/>Il existe plusieurs manières de créer des fonctions en JavaScript. La première est la déclaration de fonction :</text:p>
        </text:list-item>
      </text:list>
      <text:p text:style-name="P10"><text:bookmark text:name="r-5920992"/><text:span text:style-name="Source_20_Text"><text:span text:style-name="T16">// Déclaration d'une fonction nommée maFonction</text:span></text:span></text:p>
      <text:p text:style-name="P10"><text:span text:style-name="Source_20_Text"><text:span text:style-name="T17">function</text:span></text:span><text:span text:style-name="Source_20_Text"><text:span text:style-name="T19"> </text:span></text:span><text:span text:style-name="Source_20_Text"><text:span text:style-name="T21">maFonction</text:span></text:span><text:span text:style-name="Source_20_Text"><text:span text:style-name="T19">() {</text:span></text:span></text:p>
      <text:p text:style-name="P10"><text:span text:style-name="Source_20_Text"><text:span text:style-name="T16">// Instructions de la fonction</text:span></text:span></text:p>
      <text:p text:style-name="P10"><text:span text:style-name="Source_20_Text"><text:span text:style-name="T19">}</text:span></text:span></text:p>
      <text:p text:style-name="P10"><text:span text:style-name="Source_20_Text"><text:span text:style-name="T19">maFonction()</text:span></text:span><text:span text:style-name="Source_20_Text"><text:span text:style-name="T22">;</text:span></text:span><text:span text:style-name="Source_20_Text"><text:span text:style-name="T19"> </text:span></text:span></text:p>
      <text:p text:style-name="P10"><text:span text:style-name="Source_20_Text"><text:span text:style-name="T16">// Appel de la fonction maFonction</text:span></text:span></text:p>
      <text:list xml:id="list3906806688" text:style-name="L5">
        <text:list-item>
          <text:p text:style-name="P26"><text:bookmark text:name="r-5920916"/><text:bookmark text:name="r-5920881"/><text:bookmark text:name="r-5920873"/> <text:span text:style-name="T32">Une autre possibilité est d'utiliser une expression de fonction. Cette expression peut être affectée à une variable car en JavaScript, la valeur d'une variable peut être une fonction. Les expressions de fonction sont souvent utilisées pour créer des fonctions anonymes.</text:span></text:p>
        </text:list-item>
      </text:list>
      <text:p text:style-name="P10"><text:bookmark text:name="r-5920993"/><text:soft-page-break/><text:span text:style-name="Source_20_Text"><text:span text:style-name="T16">// Affectation d'une fonction anonyme à la variable maVariable</text:span></text:span></text:p>
      <text:p text:style-name="P10"><text:span text:style-name="Source_20_Text"><text:span text:style-name="T17">const</text:span></text:span><text:span text:style-name="Source_20_Text"><text:span text:style-name="T19"> </text:span></text:span><text:span text:style-name="Source_20_Text"><text:span text:style-name="T21">maVariable</text:span></text:span><text:span text:style-name="Source_20_Text"><text:span text:style-name="T19"> </text:span></text:span><text:span text:style-name="Source_20_Text"><text:span text:style-name="T23">=</text:span></text:span><text:span text:style-name="Source_20_Text"><text:span text:style-name="T19"> </text:span></text:span><text:span text:style-name="Source_20_Text"><text:span text:style-name="T17">function</text:span></text:span><text:span text:style-name="Source_20_Text"><text:span text:style-name="T19">(</text:span></text:span><text:span text:style-name="Source_20_Text"><text:span text:style-name="T24">param1</text:span></text:span><text:span text:style-name="Source_20_Text"><text:span text:style-name="T22">, </text:span></text:span><text:span text:style-name="Source_20_Text"><text:span text:style-name="T24">param2</text:span></text:span><text:span text:style-name="Source_20_Text"><text:span text:style-name="T22">, </text:span></text:span><text:span text:style-name="Source_20_Text"><text:span text:style-name="T23">...</text:span></text:span><text:span text:style-name="Source_20_Text"><text:span text:style-name="T19">) {</text:span></text:span></text:p>
      <text:p text:style-name="P10"><text:span text:style-name="Source_20_Text"><text:span text:style-name="T16">// Instructions pouvant utiliser param1, param2, ...</text:span></text:span></text:p>
      <text:p text:style-name="P10"><text:span text:style-name="Source_20_Text"><text:span text:style-name="T19">}</text:span></text:span></text:p>
      <text:p text:style-name="P10"><text:span text:style-name="Source_20_Text"><text:span text:style-name="T16">// Appel de la fonction anonyme</text:span></text:span></text:p>
      <text:p text:style-name="P10"><text:span text:style-name="Source_20_Text"><text:span text:style-name="T16">// param1 reçoit la valeur de arg1, param2 la valeur de arg2, ...</text:span></text:span></text:p>
      <text:p text:style-name="P10"><text:span text:style-name="Source_20_Text"><text:span text:style-name="T19">maVariable(arg1</text:span></text:span><text:span text:style-name="Source_20_Text"><text:span text:style-name="T22">,</text:span></text:span><text:span text:style-name="Source_20_Text"><text:span text:style-name="T19"> arg2</text:span></text:span><text:span text:style-name="Source_20_Text"><text:span text:style-name="T22">,</text:span></text:span><text:span text:style-name="Source_20_Text"><text:span text:style-name="T19"> </text:span></text:span><text:span text:style-name="Source_20_Text"><text:span text:style-name="T23">...</text:span></text:span><text:span text:style-name="Source_20_Text"><text:span text:style-name="T19">)</text:span></text:span><text:span text:style-name="Source_20_Text"><text:span text:style-name="T22">;</text:span></text:span></text:p>
      <text:p text:style-name="P9"/>
      <text:list xml:id="list599848471" text:style-name="L6">
        <text:list-item>
          <text:p text:style-name="P27"><text:bookmark text:name="r-5920995"/><text:bookmark text:name="r-5920890"/><text:bookmark text:name="r-5920882"/> <text:span text:style-name="T32">JavaScript offre depuis peu une syntaxe plus concise pour créer des fonctions anonymes : la fonction fléchée (fat arrow function).</text:span></text:p>
        </text:list-item>
      </text:list>
      <text:p text:style-name="P10"><text:bookmark text:name="r-5921062"/><text:span text:style-name="Source_20_Text"><text:span text:style-name="T16">// Affectation d'une fonction anonyme à la variable maVariable</text:span></text:span></text:p>
      <text:p text:style-name="P10"><text:span text:style-name="Source_20_Text"><text:span text:style-name="T19">constmaVariable</text:span></text:span><text:span text:style-name="Source_20_Text"><text:span text:style-name="T23">=</text:span></text:span><text:span text:style-name="Source_20_Text"><text:span text:style-name="T19">(param1</text:span></text:span><text:span text:style-name="Source_20_Text"><text:span text:style-name="T22">,</text:span></text:span><text:span text:style-name="Source_20_Text"><text:span text:style-name="T19">param2</text:span></text:span><text:span text:style-name="Source_20_Text"><text:span text:style-name="T22">,</text:span></text:span><text:span text:style-name="Source_20_Text"><text:span text:style-name="T23">...</text:span></text:span><text:span text:style-name="Source_20_Text"><text:span text:style-name="T19">)</text:span></text:span><text:span text:style-name="Source_20_Text"><text:span text:style-name="T23">=&gt;</text:span></text:span><text:span text:style-name="Source_20_Text"><text:span text:style-name="T19">{</text:span></text:span></text:p>
      <text:p text:style-name="P10"><text:span text:style-name="Source_20_Text"><text:span text:style-name="T16">// Instructions pouvant utiliser param1, param2, ...</text:span></text:span></text:p>
      <text:p text:style-name="P10"><text:span text:style-name="Source_20_Text"><text:span text:style-name="T19">}</text:span></text:span></text:p>
      <text:p text:style-name="P10"><text:span text:style-name="Source_20_Text"><text:span text:style-name="T16">// Appel de la fonction anonyme</text:span></text:span></text:p>
      <text:p text:style-name="P10"><text:span text:style-name="Source_20_Text"><text:span text:style-name="T16">// param1 reçoit la valeur de arg1, param2 la valeur de arg2, ...</text:span></text:span></text:p>
      <text:p text:style-name="P10"><text:span text:style-name="Source_20_Text"><text:span text:style-name="T19">maVariable(arg1</text:span></text:span><text:span text:style-name="Source_20_Text"><text:span text:style-name="T22">,</text:span></text:span><text:span text:style-name="Source_20_Text"><text:span text:style-name="T19">arg2</text:span></text:span><text:span text:style-name="Source_20_Text"><text:span text:style-name="T22">,</text:span></text:span><text:span text:style-name="Source_20_Text"><text:span text:style-name="T23">...</text:span></text:span><text:span text:style-name="Source_20_Text"><text:span text:style-name="T19">)</text:span></text:span><text:span text:style-name="Source_20_Text"><text:span text:style-name="T22">;</text:span></text:span></text:p>
      <text:list xml:id="list2815081356" text:style-name="L7">
        <text:list-item>
          <text:p text:style-name="P23"><text:bookmark text:name="r-5920939"/><text:bookmark text:name="r-5920892"/><text:bookmark text:name="r-5920891"/>Il est important de créer des fonctions ayant un rôle bien défini et de limiter leur complexité. Le nom de la fonction, souvent basé sur un verbe à l'infinitif exprimant une action, doit refléter son rôle. JavaScript offre de nombreuses fonctions prédéfinies qui peuvent simplifier la tâche du programmeur.</text:p>
        </text:list-item>
      </text:list>
      <text:p text:style-name="P6"/>
      <text:h text:style-name="P35" text:outline-level="1"><text:soft-page-break/>Objets</text:h>
      <text:p text:style-name="P7"><text:bookmark text:name="r-5921097"/><text:bookmark text:name="r-5921091"/><text:bookmark text:name="r-5921092"/>Un objet est une entité qui possède des propriétés. Chaque propriété correspond à une paire clé/valeur. La clé est le nom de la propriété.</text:p>
      <text:list xml:id="list2232282470" text:style-name="L8">
        <text:list-item>
          <text:p text:style-name="P25"><text:bookmark text:name="r-5921094"/><text:bookmark text:name="r-5921093"/>La valeur d'une propriété peut être une donnée (nombre, chaîne, etc) ou bien une fonction. Dans ce cas, la propriété est appelée une méthode.</text:p>
        </text:list-item>
        <text:list-item>
          <text:p text:style-name="P25"><text:bookmark text:name="r-5921096"/><text:bookmark text:name="r-5921095"/>En JavaScript, on peut créer un objet littéral en définissant ses propriétés à l'intérieur d'une paire d'accolades.</text:p>
        </text:list-item>
      </text:list>
      <text:p text:style-name="P11"><text:bookmark text:name="r-5921098"/><text:span text:style-name="Source_20_Text"><text:span text:style-name="T17">const</text:span></text:span><text:span text:style-name="Source_20_Text"><text:span text:style-name="T19"> monObjet </text:span></text:span><text:span text:style-name="Source_20_Text"><text:span text:style-name="T23">=</text:span></text:span><text:span text:style-name="Source_20_Text"><text:span text:style-name="T19"> {</text:span></text:span></text:p>
      <text:p text:style-name="P11"><text:span text:style-name="Source_20_Text"><text:span text:style-name="T19">propriete1</text:span></text:span><text:span text:style-name="Source_20_Text"><text:span text:style-name="T22">:</text:span></text:span><text:span text:style-name="Source_20_Text"><text:span text:style-name="T19"> valeur1</text:span></text:span><text:span text:style-name="Source_20_Text"><text:span text:style-name="T22">,</text:span></text:span></text:p>
      <text:p text:style-name="P11"><text:span text:style-name="Source_20_Text"><text:span text:style-name="T19">propriete2</text:span></text:span><text:span text:style-name="Source_20_Text"><text:span text:style-name="T22">:</text:span></text:span><text:span text:style-name="Source_20_Text"><text:span text:style-name="T19"> valeur2</text:span></text:span><text:span text:style-name="Source_20_Text"><text:span text:style-name="T22">,</text:span></text:span></text:p>
      <text:p text:style-name="P11"><text:span text:style-name="Source_20_Text"><text:span text:style-name="T16">// ... ,</text:span></text:span></text:p>
      <text:p text:style-name="P11"><text:span text:style-name="Source_20_Text"><text:span text:style-name="T19">methode1(</text:span></text:span><text:span text:style-name="Source_20_Text"><text:span text:style-name="T16">/* ... */</text:span></text:span><text:span text:style-name="Source_20_Text"><text:span text:style-name="T19">) {</text:span></text:span></text:p>
      <text:p text:style-name="P11"><text:span text:style-name="Source_20_Text"><text:span text:style-name="T16">// ...</text:span></text:span></text:p>
      <text:p text:style-name="P11"><text:span text:style-name="Source_20_Text"><text:span text:style-name="T19">}</text:span></text:span><text:span text:style-name="Source_20_Text"><text:span text:style-name="T22">,</text:span></text:span></text:p>
      <text:p text:style-name="P11"><text:span text:style-name="Source_20_Text"><text:span text:style-name="T19">methode2(</text:span></text:span><text:span text:style-name="Source_20_Text"><text:span text:style-name="T16">/* ... */</text:span></text:span><text:span text:style-name="Source_20_Text"><text:span text:style-name="T19">) {</text:span></text:span></text:p>
      <text:p text:style-name="P11"><text:span text:style-name="Source_20_Text"><text:span text:style-name="T16">// ...</text:span></text:span></text:p>
      <text:p text:style-name="P11"><text:span text:style-name="Source_20_Text"><text:span text:style-name="T19">}</text:span></text:span></text:p>
      <text:p text:style-name="P11"><text:span text:style-name="Source_20_Text"><text:span text:style-name="T16">// ...</text:span></text:span></text:p>
      <text:p text:style-name="P11"><text:span text:style-name="Source_20_Text"><text:span text:style-name="T19">}</text:span></text:span><text:span text:style-name="Source_20_Text"><text:span text:style-name="T22">;</text:span></text:span></text:p>
      <text:list xml:id="list1992899518" text:style-name="L9">
        <text:list-item>
          <text:p text:style-name="P18"><text:bookmark text:name="r-5921123"/><text:bookmark text:name="r-5921122"/><text:bookmark text:name="r-5921121"/><text:span text:style-name="T4">A l'intérieur d'une méthode, le mot-clé  this  représente l'objet sur lequel la méthode s'applique.<text:line-break/>JavaScript propose de nombreux objets prédéfinis, tels que  </text:span><text:span text:style-name="Source_20_Text"><text:span text:style-name="T5">console</text:span></text:span><text:span text:style-name="T4">  ou  </text:span><text:span text:style-name="Source_20_Text"><text:span text:style-name="T5">Math</text:span></text:span><text:span text:style-name="T4">  .</text:span></text:p>
        </text:list-item>
      </text:list>
      <text:h text:style-name="P36" text:outline-level="1"><text:soft-page-break/>Tableau</text:h>
      <text:p text:style-name="P7"><text:bookmark text:name="r-5921148"/><text:bookmark text:name="r-5921147"/><text:bookmark text:name="r-5921155"/><text:span text:style-name="T29">Un tableau permet de mémoriser un ensemble d'éléments. En JavaScript, un tableau est un objet ayant plusieurs propriétés spécifiques, telles que  </text:span><text:span text:style-name="Source_20_Text"><text:span text:style-name="T30">length</text:span></text:span><text:span text:style-name="T29">  qui renvoie sa taille (nombre d'éléments).</text:span></text:p>
      <text:list xml:id="list573437857" text:style-name="L10">
        <text:list-item>
          <text:p text:style-name="P24"><text:bookmark text:name="r-5921149"/><text:bookmark text:name="r-5921150"/>On peut imaginer un tableau comme un ensemble de cases, chacune stockant une valeur spécifique et identifiée par un numéro appelé son indice (index en anglais). La numérotation des cases d'un tableau commence à l'indice 0 et non pas 1.</text:p>
        </text:list-item>
        <text:list-item>
          <text:p text:style-name="P16"><text:bookmark text:name="r-5921151"/><text:bookmark text:name="r-5921152"/><text:span text:style-name="T4">On accède à un élément particulier d'un tableau en plaçant son indice entre une paire de crochets  </text:span><text:span text:style-name="Source_20_Text"><text:span text:style-name="T5">[]</text:span></text:span><text:span text:style-name="T4">  .</text:span></text:p>
        </text:list-item>
        <text:list-item>
          <text:p text:style-name="P29"><text:bookmark text:name="r-5921153"/><text:bookmark text:name="r-5921154"/><text:span text:style-name="T4">Il existe plusieurs possibilités pour parcourir un tableau élément par élément : la boucle  </text:span><text:span text:style-name="Source_20_Text"><text:span text:style-name="T5">for</text:span></text:span><text:span text:style-name="T4">  , la méthode  </text:span><text:span text:style-name="Source_20_Text"><text:span text:style-name="T5">foreach</text:span></text:span><text:span text:style-name="T4">  et la boucle  </text:span><text:span text:style-name="Source_20_Text"><text:span text:style-name="T5"> for-of </text:span></text:span><text:span text:style-name="T4">  , plus récente.</text:span></text:p>
        </text:list-item>
      </text:list>
      <text:p text:style-name="P10"><text:bookmark text:name="r-5921156"/><text:span text:style-name="Source_20_Text"><text:span text:style-name="T23">for</text:span></text:span><text:span text:style-name="Source_20_Text"><text:span text:style-name="T19"> (</text:span></text:span><text:span text:style-name="Source_20_Text"><text:span text:style-name="T17">let</text:span></text:span><text:span text:style-name="Source_20_Text"><text:span text:style-name="T19"> i </text:span></text:span><text:span text:style-name="Source_20_Text"><text:span text:style-name="T23">=</text:span></text:span><text:span text:style-name="Source_20_Text"><text:span text:style-name="T19"> </text:span></text:span><text:span text:style-name="Source_20_Text"><text:span text:style-name="T25">0</text:span></text:span><text:span text:style-name="Source_20_Text"><text:span text:style-name="T22">;</text:span></text:span><text:span text:style-name="Source_20_Text"><text:span text:style-name="T19"> i </text:span></text:span><text:span text:style-name="Source_20_Text"><text:span text:style-name="T23">&lt;</text:span></text:span><text:span text:style-name="Source_20_Text"><text:span text:style-name="T19"> monTableau</text:span></text:span><text:span text:style-name="Source_20_Text"><text:span text:style-name="T22">.</text:span></text:span><text:span text:style-name="Source_20_Text"><text:span text:style-name="T18">length</text:span></text:span><text:span text:style-name="Source_20_Text"><text:span text:style-name="T22">;</text:span></text:span><text:span text:style-name="Source_20_Text"><text:span text:style-name="T19"> i</text:span></text:span><text:span text:style-name="Source_20_Text"><text:span text:style-name="T23">++</text:span></text:span><text:span text:style-name="Source_20_Text"><text:span text:style-name="T19">) {</text:span></text:span></text:p>
      <text:p text:style-name="P10"><text:span text:style-name="Source_20_Text"><text:span text:style-name="T16">// monTableau[i] permet d'accéder à l'élément courant du tableau</text:span></text:span></text:p>
      <text:p text:style-name="P10"><text:span text:style-name="Source_20_Text"><text:span text:style-name="T19">}</text:span></text:span></text:p>
      <text:p text:style-name="P10"><text:span text:style-name="Source_20_Text"><text:span text:style-name="T20"><text:s/></text:span></text:span></text:p>
      <text:p text:style-name="P10"><text:span text:style-name="Source_20_Text"><text:span text:style-name="T19">monTableau</text:span></text:span><text:span text:style-name="Source_20_Text"><text:span text:style-name="T22">.</text:span></text:span><text:span text:style-name="Source_20_Text"><text:span text:style-name="T19">forEach(monElement </text:span></text:span><text:span text:style-name="Source_20_Text"><text:span text:style-name="T23">=&gt;</text:span></text:span><text:span text:style-name="Source_20_Text"><text:span text:style-name="T19"> {</text:span></text:span></text:p>
      <text:p text:style-name="P10"><text:span text:style-name="Source_20_Text"><text:span text:style-name="T16">// monElement permet d'accéder à l'élément courant du tableau</text:span></text:span></text:p>
      <text:p text:style-name="P10"><text:span text:style-name="Source_20_Text"><text:span text:style-name="T19">})</text:span></text:span><text:span text:style-name="Source_20_Text"><text:span text:style-name="T22">;</text:span></text:span></text:p>
      <text:p text:style-name="P10"><text:span text:style-name="Source_20_Text"><text:span text:style-name="T20"><text:s/></text:span></text:span></text:p>
      <text:p text:style-name="P10"><text:span text:style-name="Source_20_Text"><text:span text:style-name="T23">for</text:span></text:span><text:span text:style-name="Source_20_Text"><text:span text:style-name="T19"> (</text:span></text:span><text:span text:style-name="Source_20_Text"><text:span text:style-name="T17">const</text:span></text:span><text:span text:style-name="Source_20_Text"><text:span text:style-name="T19"> monElement </text:span></text:span><text:span text:style-name="Source_20_Text"><text:span text:style-name="T23">of</text:span></text:span><text:span text:style-name="Source_20_Text"><text:span text:style-name="T19"> monTableau) {</text:span></text:span></text:p>
      <text:p text:style-name="P10"><text:span text:style-name="Source_20_Text"><text:span text:style-name="T16">// monElement permet d'accéder à l'élément courant du tableau</text:span></text:span></text:p>
      <text:p text:style-name="P10"><text:span text:style-name="Source_20_Text"><text:span text:style-name="T19">}</text:span></text:span></text:p>
      <text:list xml:id="list3240300718" text:style-name="L11">
        <text:list-item>
          <text:p text:style-name="P30"><text:bookmark text:name="r-5921157"/><text:bookmark text:name="r-5921158"/><text:bookmark text:name="r-5921161"/><text:span text:style-name="T4">La méthode  </text:span><text:span text:style-name="Source_20_Text"><text:span text:style-name="T5">push()</text:span></text:span><text:span text:style-name="T4">  ajoute un nouvel élément à la fin du tableau. La méthode  </text:span><text:span text:style-name="Source_20_Text"><text:span text:style-name="T5">unshift() </text:span></text:span><text:span text:style-name="T4">  ajoute l'élément au début du tableau.</text:span></text:p>
        </text:list-item>
        <text:list-item>
          <text:p text:style-name="P30"><text:bookmark text:name="r-5921159"/><text:bookmark text:name="r-5921160"/><text:span text:style-name="T4">Les méthodes  </text:span><text:span text:style-name="Source_20_Text"><text:span text:style-name="T5">pop()</text:span></text:span><text:span text:style-name="T4">  et  </text:span><text:span text:style-name="Source_20_Text"><text:span text:style-name="T5">splice() </text:span></text:span><text:span text:style-name="T4">  permettent de supprimer un élément du tableau..</text:span></text:p>
        </text:list-item>
      </text:list>
      <text:h text:style-name="P37" text:outline-level="1"><text:soft-page-break/><text:span text:style-name="T26">Manipulez les chaînes de caractères</text:span></text:h>
      <text:list xml:id="list2819007664" text:style-name="L13">
        <text:list-item>
          <text:p text:style-name="P31"><text:bookmark text:name="r-5921289"/><text:bookmark text:name="r-5921271"/><text:bookmark text:name="r-5921272"/><text:span text:style-name="T15">Bien que les chaînes de caractères fassent partie des types JavaScript primitifs, elles disposent de certaines propriétés et méthodes qui fonctionnent comme pour des objets.</text:span></text:p>
        </text:list-item>
      </text:list>
      <text:list xml:id="list4075314520" text:style-name="L12">
        <text:list-item>
          <text:p text:style-name="P17"><text:bookmark text:name="r-5921274"/><text:bookmark text:name="r-5921273"/><text:span text:style-name="T1">La  </text:span><text:span text:style-name="Source_20_Text"><text:span text:style-name="T3">propriétélength</text:span></text:span><text:span text:style-name="T1">  renvoie le nombre de caractères composant la chaîne.</text:span></text:p>
        </text:list-item>
        <text:list-item>
          <text:p text:style-name="P28"><text:bookmark text:name="r-5921276"/><text:bookmark text:name="r-5921275"/>Les chaînes de caractères sont immuables (immutables) en JavaScript. Une fois créée, la valeur d'une chaîne ne change jamais. Les méthodes appliquées sur une chaîne ne changent pas la valeur initiale, mais renvoient une nouvelle chaîne.</text:p>
        </text:list-item>
        <text:list-item>
          <text:p text:style-name="P17"><text:bookmark text:name="r-5921278"/><text:bookmark text:name="r-5921277"/><text:span text:style-name="T1">Les méthodes  </text:span><text:span text:style-name="Source_20_Text"><text:span text:style-name="T3">toLowerCase() </text:span></text:span><text:span text:style-name="T1">  et  </text:span><text:span text:style-name="Source_20_Text"><text:span text:style-name="T3"> toUpperCase()</text:span></text:span><text:span text:style-name="T1">  renvoient une nouvelle chaîne respectivement en majuscules ou en minuscules.</text:span></text:p>
        </text:list-item>
        <text:list-item>
          <text:p text:style-name="P17"><text:bookmark text:name="r-5921280"/><text:bookmark text:name="r-5921279"/><text:span text:style-name="T1">On compare les valeurs de deux chaînes à l'aide de l"opérateur  </text:span><text:span text:style-name="Source_20_Text"><text:span text:style-name="T3">===,</text:span></text:span><text:span text:style-name="T1">  qui est sensible à la casse.</text:span></text:p>
        </text:list-item>
        <text:list-item>
          <text:p text:style-name="P17"><text:bookmark text:name="r-5921282"/><text:bookmark text:name="r-5921281"/><text:span text:style-name="T1">Une chaîne de caractères peut être gérée comme un tableau de caractères identifiés par leur indice. L'indice du premier caractère est 0 et non pas 1. On peut parcourir une chaîne caractère par caractère avec une boucle  </text:span><text:span text:style-name="Source_20_Text"><text:span text:style-name="T3">for</text:span></text:span><text:span text:style-name="T1">  ou la récente boucle  </text:span><text:span text:style-name="Source_20_Text"><text:span text:style-name="T3">for-of</text:span></text:span><text:span text:style-name="T1">  .</text:span></text:p>
        </text:list-item>
        <text:list-item>
          <text:p text:style-name="P17"><text:bookmark text:name="r-5921284"/><text:bookmark text:name="r-5921283"/><text:span text:style-name="T1">La méthode  </text:span><text:span text:style-name="Source_20_Text"><text:span text:style-name="T3"> Array.from()</text:span></text:span><text:span text:style-name="T1">  permet de transformer une chaîne en un véritable tableau, qui peut ensuite être parcouru lettre par lettre avec la méthode  </text:span><text:span text:style-name="Source_20_Text"><text:span text:style-name="T3">forEach()</text:span></text:span><text:span text:style-name="T1">  .</text:span></text:p>
        </text:list-item>
        <text:list-item>
          <text:p text:style-name="P17"><text:bookmark text:name="r-5921286"/><text:bookmark text:name="r-5921285"/><text:span text:style-name="T1">Il est possible de rechercher des valeurs dans une chaîne avec les méthodes  </text:span><text:span text:style-name="Source_20_Text"><text:span text:style-name="T3"> indexOf()</text:span></text:span><text:span text:style-name="T1">  ,  </text:span><text:span text:style-name="Source_20_Text"><text:span text:style-name="T3"> startsWith()</text:span></text:span><text:span text:style-name="T1">  et  </text:span><text:span text:style-name="Source_20_Text"><text:span text:style-name="T3">endsWith() </text:span></text:span><text:span text:style-name="T1">  .</text:span></text:p>
        </text:list-item>
        <text:list-item>
          <text:p text:style-name="P17"><text:bookmark text:name="r-5921288"/><text:bookmark text:name="r-5921287"/><text:span text:style-name="T1">La méthode  </text:span><text:span text:style-name="Source_20_Text"><text:span text:style-name="T3">split()</text:span></text:span><text:span text:style-name="T1">  décompose une chaîne en sous-parties délimité par un caractère séparateur.</text:span></text:p>
        </text:list-item>
      </text:list>
      <text:p text:style-name="P19"><text:span text:style-name="T2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aco" svg:font-family="Monaco, Menlo, 'Ubuntu Mono', Consolas, source-code-pro, 'Droid Sans Mono', monospace"/>
    <style:font-face style:name="Montserrat" svg:font-family="Montserrat, sans-serif"/>
    <style:font-face style:name="monospace" svg:font-family="monospace,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085cm" fo:margin-bottom="0.66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7T15:42:16.979071185</meta:creation-date>
    <dc:date>2019-11-20T12:15:33.742593247</dc:date>
    <meta:editing-duration>PT2H18M9S</meta:editing-duration>
    <meta:editing-cycles>6</meta:editing-cycles>
    <meta:generator>LibreOffice/6.0.7.3$Linux_X86_64 LibreOffice_project/00m0$Build-3</meta:generator>
    <meta:document-statistic meta:table-count="0" meta:image-count="0" meta:object-count="0" meta:page-count="7" meta:paragraph-count="99" meta:word-count="1467" meta:character-count="9138" meta:non-whitespace-character-count="7655"/>
  </office:meta>
</office:document-meta>
</file>